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824d" officeooo:paragraph-rsid="0014824d"/>
    </style:style>
    <style:style style:name="P2" style:family="paragraph" style:parent-style-name="Standard">
      <style:paragraph-properties fo:padding-left="0cm" fo:padding-right="0cm" fo:padding-top="0cm" fo:padding-bottom="0.074cm" fo:border-left="none" fo:border-right="none" fo:border-top="none" fo:border-bottom="0.99pt solid #000000" style:join-border="false"/>
    </style:style>
    <style:style style:name="P3" style:family="paragraph" style:parent-style-name="Text_20_body">
      <style:text-properties officeooo:rsid="0014824d" officeooo:paragraph-rsid="0014824d"/>
    </style:style>
    <style:style style:name="P4" style:family="paragraph" style:parent-style-name="Text_20_body">
      <style:text-properties officeooo:rsid="00167e51" officeooo:paragraph-rsid="00167e51"/>
    </style:style>
    <style:style style:name="P5" style:family="paragraph" style:parent-style-name="Table_20_Contents">
      <style:text-properties officeooo:paragraph-rsid="000fb05a"/>
    </style:style>
    <style:style style:name="P6" style:family="paragraph" style:parent-style-name="Standard">
      <style:text-properties fo:font-weight="bold"/>
    </style:style>
    <style:style style:name="P7" style:family="paragraph" style:parent-style-name="Text_20_body">
      <style:text-properties officeooo:rsid="00167e51" officeooo:paragraph-rsid="001ccaed"/>
    </style:style>
    <style:style style:name="P8" style:family="paragraph" style:parent-style-name="Table_20_Contents">
      <style:text-properties fo:font-weight="bold" officeooo:paragraph-rsid="000fb05a"/>
    </style:style>
    <style:style style:name="T1" style:family="text">
      <style:text-properties fo:font-weight="bold"/>
    </style:style>
    <style:style style:name="T2" style:family="text">
      <style:text-properties fo:font-weight="bold" officeooo:rsid="000fb05a"/>
    </style:style>
    <style:style style:name="T3" style:family="text">
      <style:text-properties fo:font-weight="bold" style:font-weight-asian="bold" style:font-weight-complex="bold"/>
    </style:style>
    <style:style style:name="T4" style:family="text">
      <style:text-properties officeooo:rsid="00155b76"/>
    </style:style>
    <style:style style:name="T5" style:family="text">
      <style:text-properties officeooo:rsid="001b20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 DC &amp; DI</text:p>
      <text:p text:style-name="P5"><text:span text:style-name="T1">Software: Visual studio, filezilla, postman, pgadmin (version 3</text:span><text:span text:style-name="T2">)</text:span><text:span text:style-name="T1">, </text:span></text:p>
      <text:p text:style-name="P8">postgress(9.5), svn, tesseract (version 4)</text:p>
      <text:p text:style-name="P8"/>
      <text:p text:style-name="Standard"><text:span text:style-name="T3">Visual Studio</text:span> isn’t the first thing you think of when you hear “data science”, but that may just change soon. In Visual Studio 2017 they have included several tools together where you can do Python, R, and <text:a xlink:type="simple" xlink:href="http://www.wintellect.com/devcenter/tag/f" text:style-name="Internet_20_link" text:visited-style-name="Visited_20_Internet_20_Link">F#</text:a> data projects for analysis and visualizations.</text:p>
      <text:p text:style-name="P8"/>
      <text:p text:style-name="P6"/>
      <text:p text:style-name="Standard"><text:span text:style-name="T1">Postman is</text:span> a powerful <text:span text:style-name="T1">tool</text:span> for performing integration testing with your API. It allows for repeatable, reliable tests that can be automated and <text:span text:style-name="T1">used</text:span> in a variety of environments and includes useful <text:span text:style-name="T1">tools</text:span> for persisting data and simulating how a user might actually be interacting with the system.</text:p>
      <text:p text:style-name="Standard"><text:bookmark text:name="hs_cos_wrapper_post_body"/>1. Easily create test suites</text:p>
      <text:p text:style-name="P2"/>
      <text:p text:style-name="Standard"/>
      <text:p text:style-name="Standard"/>
      <text:p text:style-name="Standard">The default <text:a xlink:type="simple" xlink:href="https://linuxize.com/post/how-to-check-python-version/" text:style-name="Internet_20_link" text:visited-style-name="Visited_20_Internet_20_Link">Python version</text:a> in Ubuntu 18.04 LTS is version 3.6.</text:p>
      <text:p text:style-name="Standard"/>
      <text:p text:style-name="P1">5/3/2020</text:p>
      <text:p text:style-name="P3">Install the following software and try sample programs.</text:p>
      <text:p text:style-name="Text_20_body">Python 3.7</text:p>
      <text:p text:style-name="Text_20_body">OpenCV</text:p>
      <text:p text:style-name="Text_20_body">ImageAI (YOLO)</text:p>
      <text:p text:style-name="Text_20_body">Person Tracking:<text:bookmark text:name="LPlnk461356"/> <text:a xlink:type="simple" xlink:href="https://towardsdatascience.com/people-tracking-using-deep-learning-5c90d43774be" text:style-name="Internet_20_link" text:visited-style-name="Visited_20_Internet_20_Link">https://towardsdatascience.com/people-tracking-using-deep-learning-5c90d43774be</text:a></text:p>
      <text:p text:style-name="Text_20_body"/>
      <text:p text:style-name="Text_20_body"><text:a xlink:type="simple" xlink:href="https://github.com/OlafenwaMoses/ImageAI/" text:style-name="Internet_20_link" text:visited-style-name="Visited_20_Internet_20_Link">https://github.com/OlafenwaMoses/ImageAI/</text:a> - <text:span text:style-name="T4">sources</text:span></text:p>
      <text:p text:style-name="Text_20_body"/>
      <text:p text:style-name="Text_20_body"/>
      <text:p text:style-name="P7">Create a virtual enviornment : $ virtualenv -p python3 pythondata</text:p>
      <text:p text:style-name="P4">pythondata is the name of the virtual environment.</text:p>
      <text:p text:style-name="P4">Activate the virtual environment: source pythondata/bin/activate</text:p>
      <text:p text:style-name="P4">sudo pip install opencv-contrib-python</text:p>
      <text:p text:style-name="P4"><text:s/>pip install imageai</text:p>
      <text:p text:style-name="P4"/>
      <text:p text:style-name="P4"><text:a xlink:type="simple" xlink:href="https://www.arunponnusamy.com/yolo-object-detection-opencv-python.html" text:style-name="Internet_20_link" text:visited-style-name="Visited_20_Internet_20_Link">https://www.arunponnusamy.com/yolo-object-detection-opencv-python.html</text:a></text:p>
      <text:p text:style-name="P4"/>
      <text:p text:style-name="P4"><text:a xlink:type="simple" xlink:href="https://towardsdatascience.com/object-detection-with-10-lines-of-code-d6cb4d86f606" text:style-name="Internet_20_link" text:visited-style-name="Visited_20_Internet_20_Link">https://towardsdatascience.com/object-detection-with-10-lines-of-code-d6cb4d86f606</text:a> – <text:span text:style-name="T5">Try the code</text:span></text:p>
      <text:p text:style-name="Text_20_body"><text:a xlink:type="simple" xlink:href="https://opencv-python-tutroals.readthedocs.io/en/latest/py_tutorials/py_core/py_basic_ops/py_basic_ops.html#basic-ops" text:style-name="Internet_20_link" text:visited-style-name="Visited_20_Internet_20_Link">https://opencv-python-tutroals.readthedocs.io/en/latest/py_tutorials/py_core/py_basic_ops/py_basic_ops.html#basic-ops</text:a></text:p>
      <text:p text:style-name="Text_20_body"/>
      <text:p text:style-name="Text_20_body"><text:soft-page-break/><text:a xlink:type="simple" xlink:href="https://www.geeksforgeeks.org/python-detect-polygons-in-an-image-using-opencv/" text:style-name="Internet_20_link" text:visited-style-name="Visited_20_Internet_20_Link">https://www.geeksforgeeks.org/python-detect-polygons-in-an-image-using-opencv/</text:a></text:p>
      <text:p text:style-name="Text_20_body"/>
      <text:p text:style-name="Text_20_body"><text:a xlink:type="simple" xlink:href="https://sourceforge.net/projects/opencvsharp-live-face-detect/files/latest/download" text:style-name="Internet_20_link" text:visited-style-name="Visited_20_Internet_20_Link">https://sourceforge.net/projects/opencvsharp-live-face-detect/files/latest/download</text:a></text:p>
      <text:p text:style-name="Text_20_body"/>
      <text:p text:style-name="Text_20_body"/>
      <text:p text:style-name="Text_20_body"/>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1:08:03.343777416</meta:creation-date>
    <dc:date>2020-03-05T19:17:45.833752745</dc:date>
    <meta:editing-duration>PT1H59M22S</meta:editing-duration>
    <meta:editing-cycles>5</meta:editing-cycles>
    <meta:generator>LibreOffice/6.0.3.2$Linux_X86_64 LibreOffice_project/00m0$Build-2</meta:generator>
    <meta:document-statistic meta:table-count="0" meta:image-count="0" meta:object-count="0" meta:page-count="2" meta:paragraph-count="24" meta:word-count="185" meta:character-count="1688" meta:non-whitespace-character-count="1524"/>
  </office:meta>
</office:document-meta>
</file>